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C000002D7DA7019ABA311E12C.png" manifest:media-type="image/png"/>
  <manifest:file-entry manifest:full-path="Pictures/100000010000072C000002D7E66E2A60B4F8CBF3.png" manifest:media-type="image/png"/>
  <manifest:file-entry manifest:full-path="Pictures/100000010000048B0000025B4C886DB091F68CBC.png" manifest:media-type="image/png"/>
  <manifest:file-entry manifest:full-path="Pictures/100000010000048B0000040D14FF323A54B1FD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0cm" svg:y="-1.217cm" svg:width="17cm" svg:height="15.157cm" draw:z-index="2"><draw:image xlink:href="Pictures/100000010000048B0000040D14FF323A54B1FDDD.png" xlink:type="simple" xlink:show="embed" xlink:actuate="onLoad" draw:mime-type="image/png"/></draw:frame><draw:frame draw:style-name="fr1" draw:name="Image4" text:anchor-type="char" svg:x="0cm" svg:y="14.152cm" svg:width="17cm" svg:height="8.814cm" draw:z-index="3"><draw:image xlink:href="Pictures/100000010000048B0000025B4C886DB091F68C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82cm" svg:y="-0.788cm" svg:width="17cm" svg:height="6.731cm" draw:z-index="1"><draw:image xlink:href="Pictures/100000010000072C000002D7DA7019ABA311E12C.png" xlink:type="simple" xlink:show="embed" xlink:actuate="onLoad" draw:mime-type="image/png"/></draw:frame><text:soft-page-break/></text:p>
      <text:p text:style-name="Standard"><draw:frame draw:style-name="fr1" draw:name="Image1" text:anchor-type="char" svg:x="0.741cm" svg:y="0.425cm" svg:width="17cm" svg:height="6.731cm" draw:z-index="0"><draw:image xlink:href="Pictures/100000010000072C000002D7E66E2A60B4F8CB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8:13:33.552229478</meta:creation-date>
    <dc:date>2023-11-24T18:28:53.356571643</dc:date>
    <meta:editing-duration>PT5M9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